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739cm" fo:min-width="0.489cm"/>
      <style:paragraph-properties style:writing-mode="lr-tb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0.433cm" fo:min-width="0.075cm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47cm" fo:min-width="0.075cm"/>
      <style:paragraph-properties style:writing-mode="lr-tb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.398cm" fo:min-width="0.04cm"/>
      <style:paragraph-properties style:writing-mode="lr-tb"/>
    </style:style>
    <style:style style:name="gr5" style:family="graphic" style:parent-style-name="standard">
      <style:graphic-properties svg:stroke-color="#000000" draw:fill-color="#ffd428" draw:textarea-horizontal-align="justify" draw:textarea-vertical-align="middle" draw:auto-grow-height="false" fo:min-height="0.362cm" fo:min-width="0.04cm"/>
      <style:paragraph-properties style:writing-mode="lr-tb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0.398cm" fo:min-width="0.075cm"/>
      <style:paragraph-properties style:writing-mode="lr-tb"/>
    </style:style>
    <style:style style:name="gr7" style:family="graphic" style:parent-style-name="standard">
      <style:graphic-properties svg:stroke-color="#000000" draw:fill-color="#ff0000" draw:textarea-horizontal-align="justify" draw:textarea-vertical-align="middle" draw:auto-grow-height="false" fo:min-height="0.398cm" fo:min-width="0.075cm"/>
      <style:paragraph-properties style:writing-mode="lr-tb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362cm" fo:min-width="0cm"/>
      <style:paragraph-properties style:writing-mode="lr-tb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0.398cm" fo:min-width="0.148cm"/>
      <style:paragraph-properties style:writing-mode="lr-tb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0.325cm" fo:min-width="0.075cm"/>
      <style:paragraph-properties style:writing-mode="lr-tb"/>
    </style:style>
    <style:style style:name="gr11" style:family="graphic" style:parent-style-name="standard">
      <style:graphic-properties svg:stroke-color="#000000" draw:fill-color="#ff0000" draw:textarea-horizontal-align="justify" draw:textarea-vertical-align="middle" draw:auto-grow-height="false" fo:min-height="0.325cm" fo:min-width="0.148cm"/>
      <style:paragraph-properties style:writing-mode="lr-tb"/>
    </style:style>
    <style:style style:name="gr12" style:family="graphic" style:parent-style-name="standard">
      <style:graphic-properties svg:stroke-color="#000000" draw:fill-color="#ff0000" draw:textarea-horizontal-align="justify" draw:textarea-vertical-align="middle" draw:auto-grow-height="false" fo:min-height="0.341cm" fo:min-width="0.075cm"/>
      <style:paragraph-properties style:writing-mode="lr-tb"/>
    </style:style>
    <style:style style:name="gr13" style:family="graphic" style:parent-style-name="objectwithoutfill">
      <style:graphic-properties svg:stroke-color="#3465a4" draw:marker-end="Arrow" draw:marker-end-width="0.3cm" draw:fill="solid" draw:textarea-vertical-align="middle"/>
      <style:paragraph-properties style:writing-mode="lr-tb"/>
    </style:style>
    <style:style style:name="gr14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15" style:family="graphic" style:parent-style-name="standard">
      <style:graphic-properties svg:stroke-color="#3465a4" draw:fill-color="#cccccc" draw:textarea-vertical-align="middle" draw:auto-grow-height="false" fo:min-height="1.631cm" fo:min-width="0cm"/>
      <style:paragraph-properties style:writing-mode="lr-tb"/>
    </style:style>
    <style:style style:name="gr16" style:family="graphic" style:parent-style-name="standard">
      <style:graphic-properties svg:stroke-color="#000000" draw:fill-color="#dddddd" draw:textarea-vertical-align="middle" draw:auto-grow-height="false" fo:min-height="1.426cm" fo:min-width="0cm"/>
      <style:paragraph-properties style:writing-mode="lr-tb"/>
    </style:style>
    <style:style style:name="gr17" style:family="graphic" style:parent-style-name="standard">
      <style:graphic-properties svg:stroke-color="#000000" draw:fill-color="#ffbf00" draw:textarea-horizontal-align="justify" draw:textarea-vertical-align="middle" draw:auto-grow-height="false" fo:min-height="0.325cm" fo:min-width="0.148cm"/>
      <style:paragraph-properties style:writing-mode="lr-tb"/>
    </style:style>
    <style:style style:name="gr18" style:family="graphic" style:parent-style-name="standard">
      <style:graphic-properties svg:stroke-color="#000000" draw:fill-color="#ffbf00" draw:textarea-horizontal-align="justify" draw:textarea-vertical-align="middle" draw:auto-grow-height="false" fo:min-height="0.398cm" fo:min-width="0.075cm"/>
      <style:paragraph-properties style:writing-mode="lr-tb"/>
    </style:style>
    <style:style style:name="gr19" style:family="graphic" style:parent-style-name="standard">
      <style:graphic-properties svg:stroke-color="#000000" draw:fill-color="#ff0000" draw:textarea-horizontal-align="justify" draw:textarea-vertical-align="middle" draw:auto-grow-height="false" fo:min-height="0.398cm" fo:min-width="0.148cm"/>
      <style:paragraph-properties style:writing-mode="lr-tb"/>
    </style:style>
    <style:style style:name="gr20" style:family="graphic" style:parent-style-name="standard">
      <style:graphic-properties svg:stroke-color="#000000" draw:fill-color="#ffbf00" draw:textarea-horizontal-align="justify" draw:textarea-vertical-align="middle" draw:auto-grow-height="false" fo:min-height="0.341cm" fo:min-width="0.148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22" style:family="graphic" style:parent-style-name="standard">
      <style:graphic-properties svg:stroke-color="#000000" draw:fill-color="#ff0000" draw:textarea-horizontal-align="justify" draw:textarea-vertical-align="middle" draw:auto-grow-height="false" fo:min-height="0.325cm" fo:min-width="0.075cm"/>
      <style:paragraph-properties style:writing-mode="lr-tb"/>
    </style:style>
    <style:style style:name="gr23" style:family="graphic" style:parent-style-name="standard">
      <style:graphic-properties svg:stroke-color="#000000" draw:fill-color="#ffbf00" draw:textarea-horizontal-align="justify" draw:textarea-vertical-align="middle" draw:auto-grow-height="false" fo:min-height="0.325cm" fo:min-width="0.0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27" style:family="graphic" style:parent-style-name="standard">
      <style:graphic-properties svg:stroke-color="#000000" draw:fill-color="#cccccc" draw:textarea-horizontal-align="justify" draw:textarea-vertical-align="middle" draw:auto-grow-height="false" fo:min-height="0.341cm" fo:min-width="0.075cm"/>
      <style:paragraph-properties style:writing-mode="lr-tb"/>
    </style:style>
    <style:style style:name="gr28" style:family="graphic" style:parent-style-name="standard">
      <style:graphic-properties svg:stroke-color="#000000" draw:fill-color="#cccccc" draw:textarea-vertical-align="middle" draw:auto-grow-height="false" fo:min-height="1.377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2.54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ddddd"/>
      <style:paragraph-properties fo:text-align="center" style:writing-mode="lr-tb"/>
    </style:style>
    <style:style style:name="P3" style:family="paragraph">
      <loext:graphic-properties draw:fill-color="#ffd428"/>
      <style:paragraph-properties fo:text-align="center" style:writing-mode="lr-tb"/>
    </style:style>
    <style:style style:name="P4" style:family="paragraph">
      <loext:graphic-properties draw:fill-color="#ff0000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-color="#cccccc"/>
      <style:paragraph-properties fo:text-align="center" style:writing-mode="lr-tb"/>
    </style:style>
    <style:style style:name="P8" style:family="paragraph">
      <loext:graphic-properties draw:fill-color="#ffbf00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2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13" style:family="paragraph"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7cm" svg:height="1.397cm" svg:x="6.57cm" svg:y="13.18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13cm" svg:height="0.965cm" svg:x="9.771cm" svg:y="13.28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13cm" svg:height="1.016cm" svg:x="13.271cm" svg:y="13.28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62cm" svg:height="0.914cm" svg:x="16.345cm" svg:y="13.29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762cm" svg:height="0.864cm" svg:x="16.868cm" svg:y="10.33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13cm" svg:height="0.914cm" svg:x="9.501cm" svg:y="8.955cm">
          <text:p text:style-name="P1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13cm" svg:height="0.914cm" svg:x="14.972cm" svg:y="6.68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66cm" svg:height="0.864cm" svg:x="9.97cm" svg:y="11.68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914cm" svg:height="0.914cm" svg:x="11.781cm" svg:y="14.58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13cm" svg:height="0.813cm" svg:x="12.193cm" svg:y="15.67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13cm" svg:height="0.914cm" svg:x="16.147cm" svg:y="18.31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13cm" svg:height="0.914cm" svg:x="15.21cm" svg:y="19.009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13cm" svg:height="0.914cm" svg:x="16.471cm" svg:y="20.179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13cm" svg:height="0.914cm" svg:x="10.371cm" svg:y="17.18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13cm" svg:height="0.914cm" svg:x="9.118cm" svg:y="17.861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13cm" svg:height="0.914cm" svg:x="14.372cm" svg:y="21.08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13cm" svg:height="0.914cm" svg:x="7.949cm" svg:y="17.97cm">
          <text:p text:style-name="P1">1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914cm" svg:height="0.813cm" draw:transform="rotate (1.5707963267949) translate (6.971cm 21.493cm)">
          <text:p text:style-name="P1">1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813cm" svg:height="0.835cm" svg:x="5.771cm" svg:y="20.558cm">
          <text:p text:style-name="P1">2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7.968cm" svg:y1="13.815cm" svg:x2="9.746cm" svg:y2="13.815cm">
          <text:p text:style-name="P5">@</text:p>
        </draw:line>
        <draw:line draw:style-name="gr13" draw:text-style-name="P6" draw:layer="layout" svg:x1="10.511cm" svg:y1="13.7cm" svg:x2="13.302cm" svg:y2="13.815cm">
          <text:p text:style-name="P5">L/D</text:p>
        </draw:line>
        <draw:line draw:style-name="gr13" draw:text-style-name="P6" draw:layer="layout" svg:x1="14.099cm" svg:y1="13.815cm" svg:x2="16.353cm" svg:y2="13.827cm">
          <text:p text:style-name="P5">@</text:p>
        </draw:line>
        <draw:line draw:style-name="gr13" draw:text-style-name="P6" draw:layer="layout" svg:x1="16.734cm" svg:y1="13.319cm" svg:x2="17.242cm" svg:y2="11.16cm">
          <text:p text:style-name="P5">Other</text:p>
          <text:p text:style-name="P5"/>
        </draw:line>
        <draw:line draw:style-name="gr14" draw:text-style-name="P6" draw:layer="layout" svg:x1="7.604cm" svg:y1="13.192cm" svg:x2="9.495cm" svg:y2="9.763cm">
          <text:p/>
        </draw:line>
        <draw:line draw:style-name="gr13" draw:text-style-name="P6" draw:layer="layout" svg:x1="10.233cm" svg:y1="9.17cm" svg:x2="15.083cm" svg:y2="7.35cm">
          <text:p text:style-name="P5">:colon</text:p>
        </draw:line>
        <draw:line draw:style-name="gr13" draw:text-style-name="P6" draw:layer="layout" svg:x1="7.714cm" svg:y1="13.307cm" svg:x2="10.003cm" svg:y2="12.303cm">
          <text:p text:style-name="P5">letter</text:p>
        </draw:line>
        <draw:line draw:style-name="gr13" draw:text-style-name="P6" draw:layer="layout" svg:x1="7.971cm" svg:y1="14.081cm" svg:x2="11.781cm" svg:y2="14.97cm">
          <text:p text:style-name="P5">plus</text:p>
        </draw:line>
        <draw:line draw:style-name="gr13" draw:text-style-name="P6" draw:layer="layout" svg:x1="7.944cm" svg:y1="14.181cm" svg:x2="12.389cm" svg:y2="15.959cm">
          <text:p text:style-name="P5">sub</text:p>
        </draw:line>
        <draw:line draw:style-name="gr13" draw:text-style-name="P6" draw:layer="layout" svg:x1="7.844cm" svg:y1="14.335cm" svg:x2="15.21cm" svg:y2="19.288cm">
          <text:p text:style-name="P5">div</text:p>
        </draw:line>
        <draw:line draw:style-name="gr13" draw:text-style-name="P6" draw:layer="layout" svg:x1="7.844cm" svg:y1="14.208cm" svg:x2="16.099cm" svg:y2="18.653cm">
          <text:p text:style-name="P5">mul</text:p>
        </draw:line>
        <draw:custom-shape draw:style-name="gr15" draw:text-style-name="P7" draw:layer="layout" svg:width="0.305cm" svg:height="1.88cm" svg:x="13.555cm" svg:y="11.848cm">
          <text:p text:style-name="P1">L/D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2" draw:layer="layout" svg:width="0.356cm" svg:height="1.676cm" draw:transform="rotate (0.523598775598299) translate (9.325cm 10.766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8" draw:layer="layout" svg:width="0.914cm" svg:height="0.813cm" svg:x="14.572cm" svg:y="9.8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0.638cm" svg:y1="12.049cm" svg:x2="14.575cm" svg:y2="10.398cm">
          <text:p text:style-name="P5">other</text:p>
        </draw:line>
        <draw:line draw:style-name="gr13" draw:text-style-name="P6" draw:layer="layout" svg:x1="7.717cm" svg:y1="14.335cm" svg:x2="10.511cm" svg:y2="17.256cm">
          <text:p text:style-name="P5">&lt;</text:p>
        </draw:line>
        <draw:line draw:style-name="gr13" draw:text-style-name="P6" draw:layer="layout" svg:x1="11.173cm" svg:y1="17.976cm" svg:x2="16.48cm" svg:y2="20.685cm">
          <text:p text:style-name="P5">=</text:p>
        </draw:line>
        <draw:custom-shape draw:style-name="gr18" draw:text-style-name="P8" draw:layer="layout" svg:width="0.813cm" svg:height="0.914cm" svg:x="16.372cm" svg:y="21.38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0.965cm" svg:y1="17.93cm" svg:x2="16.353cm" svg:y2="21.574cm">
          <text:p text:style-name="P5">other</text:p>
        </draw:line>
        <draw:custom-shape draw:style-name="gr18" draw:text-style-name="P8" draw:layer="layout" svg:width="0.813cm" svg:height="0.914cm" svg:x="15.847cm" svg:y="23.416cm">
          <text:p text:style-name="P1">1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7.717cm" svg:y1="14.462cm" svg:x2="9.368cm" svg:y2="17.564cm">
          <text:p text:style-name="P5">&gt;</text:p>
        </draw:line>
        <draw:line draw:style-name="gr13" draw:text-style-name="P6" draw:layer="layout" svg:x1="9.779cm" svg:y1="18.657cm" svg:x2="15.845cm" svg:y2="23.606cm">
          <text:p text:style-name="P5">other</text:p>
        </draw:line>
        <draw:line draw:style-name="gr13" draw:text-style-name="P6" draw:layer="layout" svg:x1="9.933cm" svg:y1="18.33cm" svg:x2="14.575cm" svg:y2="21.066cm">
          <text:p text:style-name="P5">=</text:p>
        </draw:line>
        <draw:line draw:style-name="gr13" draw:text-style-name="P6" draw:layer="layout" svg:x1="7.398cm" svg:y1="14.561cm" svg:x2="7.463cm" svg:y2="20.685cm">
          <text:p text:style-name="P5">digits</text:p>
        </draw:line>
        <draw:custom-shape draw:style-name="gr7" draw:text-style-name="P4" draw:layer="layout" svg:width="0.813cm" svg:height="0.914cm" svg:x="13.851cm" svg:y="23.569cm">
          <text:p text:style-name="P1">1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813cm" svg:height="0.914cm" svg:x="11.65cm" svg:y="23.47cm">
          <text:p text:style-name="P1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7.525cm" svg:y1="14.45cm" svg:x2="8.112cm" svg:y2="18.018cm">
          <text:p text:style-name="P5">=</text:p>
        </draw:line>
        <draw:line draw:style-name="gr13" draw:text-style-name="P6" draw:layer="layout" svg:x1="8.72cm" svg:y1="18.722cm" svg:x2="14.194cm" svg:y2="23.479cm">
          <text:p text:style-name="P5">=</text:p>
        </draw:line>
        <draw:line draw:style-name="gr13" draw:text-style-name="P6" draw:layer="layout" svg:x1="8.412cm" svg:y1="18.768cm" svg:x2="12.162cm" svg:y2="23.606cm">
          <text:p text:style-name="P5">other</text:p>
        </draw:line>
        <draw:line draw:style-name="gr13" draw:text-style-name="P6" draw:layer="layout" svg:x1="7.152cm" svg:y1="14.607cm" svg:x2="6.32cm" svg:y2="20.558cm">
          <text:p text:style-name="P5">;</text:p>
        </draw:line>
        <draw:custom-shape draw:style-name="gr19" draw:text-style-name="P4" draw:layer="layout" svg:width="0.914cm" svg:height="0.914cm" svg:x="14.982cm" svg:y="14.19cm">
          <text:p text:style-name="P1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914cm" svg:height="0.835cm" svg:x="16.483cm" svg:y="14.97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12.67cm" svg:y1="15.097cm" svg:x2="14.956cm" svg:y2="14.716cm">
          <text:p text:style-name="P5">plus</text:p>
        </draw:line>
        <draw:line draw:style-name="gr21" draw:text-style-name="P6" draw:layer="layout" svg:x1="12.543cm" svg:y1="15.351cm" svg:x2="16.734cm" svg:y2="15.732cm">
          <text:p text:style-name="P5">other</text:p>
        </draw:line>
        <draw:custom-shape draw:style-name="gr22" draw:text-style-name="P4" draw:layer="layout" svg:width="0.813cm" svg:height="0.813cm" svg:x="15.893cm" svg:y="15.974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813cm" svg:height="0.813cm" svg:x="16.393cm" svg:y="16.974cm">
          <text:p text:style-name="P1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13.051cm" svg:y1="16.113cm" svg:x2="15.845cm" svg:y2="16.367cm">
          <text:p text:style-name="P5">sub</text:p>
        </draw:line>
        <draw:line draw:style-name="gr21" draw:text-style-name="P6" draw:layer="layout" svg:x1="12.924cm" svg:y1="16.367cm" svg:x2="16.48cm" svg:y2="17.383cm">
          <text:p text:style-name="P5">other</text:p>
        </draw:line>
        <draw:frame draw:style-name="gr24" draw:text-style-name="P9" draw:layer="layout" svg:width="4.014cm" svg:height="1.673cm" svg:x="15.986cm" svg:y="6.08cm">
          <draw:text-box>
            <text:p>Conditional Operator</text:p>
          </draw:text-box>
        </draw:frame>
        <draw:frame draw:style-name="gr25" draw:text-style-name="P9" draw:layer="layout" svg:width="2.921cm" svg:height="0.962cm" svg:x="17.273cm" svg:y="9.528cm">
          <draw:text-box>
            <text:p>identifier</text:p>
          </draw:text-box>
        </draw:frame>
        <draw:frame draw:style-name="gr25" draw:text-style-name="P9" draw:layer="layout" svg:width="3.048cm" svg:height="0.962cm" svg:x="15.94cm" svg:y="14.135cm">
          <draw:text-box>
            <text:p>++</text:p>
          </draw:text-box>
        </draw:frame>
        <draw:frame draw:style-name="gr25" draw:text-style-name="P9" draw:layer="layout" svg:width="1.016cm" svg:height="0.962cm" svg:x="17.891cm" svg:y="14.97cm">
          <draw:text-box>
            <text:p>+</text:p>
          </draw:text-box>
        </draw:frame>
        <draw:frame draw:style-name="gr25" draw:text-style-name="P9" draw:layer="layout" svg:width="1.27cm" svg:height="0.962cm" svg:x="17.256cm" svg:y="16.167cm">
          <draw:text-box>
            <text:p>--</text:p>
          </draw:text-box>
        </draw:frame>
        <draw:frame draw:style-name="gr25" draw:text-style-name="P9" draw:layer="layout" svg:width="1.397cm" svg:height="0.962cm" svg:x="17.383cm" svg:y="17.256cm">
          <draw:text-box>
            <text:p>-</text:p>
          </draw:text-box>
        </draw:frame>
        <draw:frame draw:style-name="gr25" draw:text-style-name="P9" draw:layer="layout" svg:width="0.889cm" svg:height="0.962cm" svg:x="17.256cm" svg:y="18.399cm">
          <draw:text-box>
            <text:p>*</text:p>
          </draw:text-box>
        </draw:frame>
        <draw:frame draw:style-name="gr25" draw:text-style-name="P9" draw:layer="layout" svg:width="1.143cm" svg:height="0.962cm" svg:x="15.967cm" svg:y="19.288cm">
          <draw:text-box>
            <text:p>/</text:p>
          </draw:text-box>
        </draw:frame>
        <draw:frame draw:style-name="gr25" draw:text-style-name="P9" draw:layer="layout" svg:width="1.27cm" svg:height="0.962cm" svg:x="17.21cm" svg:y="20.231cm">
          <draw:text-box>
            <text:p>&lt;=</text:p>
          </draw:text-box>
        </draw:frame>
        <draw:frame draw:style-name="gr25" draw:text-style-name="P9" draw:layer="layout" svg:width="1.27cm" svg:height="0.962cm" svg:x="17.21cm" svg:y="21.455cm">
          <draw:text-box>
            <text:p>&lt;</text:p>
          </draw:text-box>
        </draw:frame>
        <draw:frame draw:style-name="gr26" draw:text-style-name="P9" draw:layer="layout" svg:width="1.27cm" svg:height="1.016cm" svg:x="15.178cm" svg:y="21.428cm">
          <draw:text-box>
            <text:p>&gt;=</text:p>
          </draw:text-box>
        </draw:frame>
        <draw:frame draw:style-name="gr25" draw:text-style-name="P9" draw:layer="layout" svg:width="1.143cm" svg:height="0.962cm" svg:x="16.729cm" svg:y="23.733cm">
          <draw:text-box>
            <text:p>&gt;</text:p>
          </draw:text-box>
        </draw:frame>
        <draw:frame draw:style-name="gr25" draw:text-style-name="P9" draw:layer="layout" svg:width="1.905cm" svg:height="0.962cm" svg:x="14.254cm" svg:y="24.176cm">
          <draw:text-box>
            <text:p>==</text:p>
          </draw:text-box>
        </draw:frame>
        <draw:frame draw:style-name="gr25" draw:text-style-name="P9" draw:layer="layout" svg:width="1.524cm" svg:height="0.962cm" svg:x="12.114cm" svg:y="24.149cm">
          <draw:text-box>
            <text:p>=</text:p>
          </draw:text-box>
        </draw:frame>
        <draw:frame draw:style-name="gr25" draw:text-style-name="P9" draw:layer="layout" svg:width="2.794cm" svg:height="0.962cm" svg:x="6.669cm" svg:y="21.401cm">
          <draw:text-box>
            <text:p>number</text:p>
          </draw:text-box>
        </draw:frame>
        <draw:frame draw:style-name="gr25" draw:text-style-name="P9" draw:layer="layout" svg:width="0.889cm" svg:height="0.962cm" svg:x="5.799cm" svg:y="21.128cm">
          <draw:text-box>
            <text:p>;</text:p>
          </draw:text-box>
        </draw:frame>
        <draw:frame draw:style-name="gr25" draw:text-style-name="P9" draw:layer="layout" svg:width="3.683cm" svg:height="0.962cm" svg:x="14.716cm" svg:y="8.62cm">
          <draw:text-box>
            <text:p>keyword</text:p>
          </draw:text-box>
        </draw:frame>
        <draw:custom-shape draw:style-name="gr12" draw:text-style-name="P4" draw:layer="layout" svg:width="0.813cm" svg:height="0.835cm" svg:x="4.671cm" svg:y="20.458cm">
          <text:p text:style-name="P1">2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813cm" svg:height="0.835cm" svg:x="3.771cm" svg:y="19.958cm">
          <text:p text:style-name="P1">2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813cm" svg:height="0.835cm" svg:x="3.071cm" svg:y="19.058cm">
          <text:p text:style-name="P1">3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813cm" svg:height="0.835cm" svg:x="2.371cm" svg:y="17.958cm">
          <text:p text:style-name="P1">3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6.909cm" svg:y1="14.507cm" svg:x2="5.191cm" svg:y2="20.431cm">
          <text:p text:style-name="P5">)</text:p>
        </draw:line>
        <draw:line draw:style-name="gr13" draw:text-style-name="P6" draw:layer="layout" svg:x1="6.715cm" svg:y1="14.335cm" svg:x2="4.229cm" svg:y2="19.923cm">
          <text:p text:style-name="P5">(</text:p>
        </draw:line>
        <draw:line draw:style-name="gr13" draw:text-style-name="P6" draw:layer="layout" svg:x1="6.588cm" svg:y1="14.081cm" svg:x2="3.83cm" svg:y2="19.123cm">
          <text:p text:style-name="P5">}</text:p>
        </draw:line>
        <draw:line draw:style-name="gr13" draw:text-style-name="P6" draw:layer="layout" svg:x1="6.588cm" svg:y1="13.954cm" svg:x2="3.031cm" svg:y2="17.923cm">
          <text:p text:style-name="P5">{</text:p>
        </draw:line>
        <draw:custom-shape draw:style-name="gr27" draw:text-style-name="P7" draw:layer="layout" svg:width="0.813cm" svg:height="0.835cm" svg:x="3.871cm" svg:y="13.458cm">
          <text:p text:style-name="P1">3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6.588cm" svg:y1="13.954cm" svg:x2="4.556cm" svg:y2="13.954cm">
          <text:p text:style-name="P5">“</text:p>
        </draw:line>
        <draw:custom-shape draw:style-name="gr12" draw:text-style-name="P4" draw:layer="layout" svg:width="0.813cm" svg:height="0.835cm" svg:x="1.671cm" svg:y="11.458cm">
          <text:p text:style-name="P1">3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4.048cm" svg:y1="13.573cm" svg:x2="2.397cm" svg:y2="12.176cm">
          <text:p text:style-name="P5">“</text:p>
        </draw:line>
        <draw:custom-shape draw:style-name="gr28" draw:text-style-name="P7" draw:layer="layout" svg:width="0.406cm" svg:height="1.626cm" draw:transform="rotate (0.432318055718995) translate (6.469cm 12.255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9" draw:text-style-name="P10" draw:layer="layout" svg:width="2.413cm" svg:height="1.039cm" svg:x="5.391cm" svg:y="11.26cm">
          <draw:text-box>
            <text:p><text:span text:style-name="T1">Space,tap,</text:span></text:p>
            <text:p><text:span text:style-name="T1">newline</text:span></text:p>
          </draw:text-box>
        </draw:frame>
        <draw:frame draw:style-name="gr30" draw:text-style-name="P11" draw:layer="layout" svg:width="1.397cm" svg:height="0.635cm" svg:x="9.39cm" svg:y="10.398cm">
          <draw:text-box>
            <text:p><text:span text:style-name="T2">letter</text:span></text:p>
          </draw:text-box>
        </draw:frame>
        <draw:frame draw:style-name="gr31" draw:text-style-name="P12" draw:layer="layout" svg:width="1.651cm" svg:height="0.887cm" svg:x="7.539cm" svg:y="11.414cm">
          <draw:text-box>
            <text:p><text:span text:style-name="T3">questionMark</text:span></text:p>
          </draw:text-box>
        </draw:frame>
        <draw:frame draw:style-name="gr32" draw:text-style-name="P14" draw:layer="layout" svg:width="7.874cm" svg:height="2.794cm" svg:x="1.635cm" svg:y="23.606cm">
          <draw:text-box>
            <text:p text:style-name="P13"><text:span text:style-name="T4">Red Box </text:span><text:span text:style-name="T1">Represents final states</text:span></text:p>
            <text:p text:style-name="P13"><text:span text:style-name="T4">Yellow Box </text:span><text:span text:style-name="T1">Represents retract stat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3:36:50.856994559</meta:creation-date>
    <dc:date>2022-04-01T18:28:30.621980247</dc:date>
    <meta:editing-duration>PT27M44S</meta:editing-duration>
    <meta:editing-cycles>7</meta:editing-cycles>
    <meta:generator>LibreOffice/6.4.7.2$Linux_X86_64 LibreOffice_project/40$Build-2</meta:generator>
    <meta:document-statistic meta:object-count="91"/>
  </office:meta>
</office:document-meta>
</file>